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top="0.1665in" fo:margin-bottom="0.1665in" loext:contextual-spacing="false" fo:line-height="100%"/>
    </style:style>
    <style:style style:name="P7" style:family="paragraph" style:parent-style-name="Standard" style:list-style-name="WWNum1">
      <style:paragraph-properties fo:margin-left="0.5in" fo:margin-right="0in" fo:margin-top="0in" fo:margin-bottom="0in" loext:contextual-spacing="false"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9" style:family="paragraph" style:parent-style-name="Standard" style:list-style-name="WWNum4">
      <style:paragraph-properties fo:margin-left="0.5in" fo:margin-right="0in" fo:margin-top="0in" fo:margin-bottom="0in" loext:contextual-spacing="false" fo:text-indent="-0.25in" style:auto-text-indent="false"/>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4" style:family="paragraph" style:parent-style-name="Standard">
      <style:paragraph-properties fo:break-before="auto" fo:break-after="auto"/>
    </style:style>
    <style:style style:name="P15" style:family="paragraph" style:parent-style-name="Heading_20_1" style:list-style-name="WWNum3"/>
    <style:style style:name="P16" style:family="paragraph" style:parent-style-name="Heading_20_1" style:list-style-name="WWNum3">
      <style:paragraph-properties fo:margin-top="0.0398in" fo:margin-bottom="0in" loext:contextual-spacing="false"/>
    </style:style>
    <style:style style:name="P17" style:family="paragraph" style:parent-style-name="Heading_20_1" style:list-style-name="WWNum3">
      <style:paragraph-properties fo:margin-top="0in" fo:margin-bottom="0in" loext:contextual-spacing="false"/>
    </style:style>
    <style:style style:name="P18" style:family="paragraph" style:parent-style-name="Heading_20_1" style:list-style-name="WWNum3">
      <style:paragraph-properties fo:margin-top="0in" fo:margin-bottom="0.0429in" loext:contextual-spacing="false"/>
    </style:style>
    <style:style style:name="P1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style:font-name="Arial" fo:font-size="11pt" style:font-name-asian="Arial1" style:font-size-asian="11pt" style:font-name-complex="Arial1" style:font-size-complex="11pt"/>
    </style:style>
    <style:style style:name="T1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aczyuw2yex2w"/><text:span text:style-name="T1">Sistemas Informáticos</text:span><text:span text:style-name="T2"><text:line-break/></text:span><text:span text:style-name="T3">Unidad 03. Guía de estudio</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Actualizado octubre 2025</text:span></text:p>
      <text:p text:style-name="P5"/>
      <text:p text:style-name="P4"><text:span text:style-name="T6">Unidad 03. Fundamentos de sistemas operativos</text:span></text:p>
      <text:list xml:id="list9233" text:style-name="WWNum3">
        <text:list-item>
          <text:p text:style-name="P15"><text:bookmark text:name="_dbh0n1vac4c8"/>Dates</text:p>
        </text:list-item>
      </text:list>
      <text:p text:style-name="P6">Del 06/10/2025 al 19/10/2025. La duración de la unidad es de 2 semanas (16 horas).</text:p>
      <text:list xml:id="list63850611092086" text:continue-numbering="true" text:style-name="WWNum3">
        <text:list-item>
          <text:p text:style-name="P16"><text:bookmark text:name="_4av4lx3qcs9n"/>Conocimientos previos</text:p>
        </text:list-item>
      </text:list>
      <text:list xml:id="list298027619" text:style-name="WWNum1">
        <text:list-item>
          <text:p text:style-name="P7">Conocimientos básicos sobre el funcionamiento de un ordenador.</text:p>
        </text:list-item>
      </text:list>
      <text:list xml:id="list63850131072525" text:continue-list="list63850611092086" text:style-name="WWNum3">
        <text:list-item>
          <text:p text:style-name="P17"><text:bookmark text:name="_1w7nzw2o20ar"/><text:s/>Objetivos</text:p>
        </text:list-item>
      </text:list>
      <text:list xml:id="list1548462697" text:style-name="WWNum2">
        <text:list-item>
          <text:p text:style-name="P8">Aprender cómo funciona un sistema operativo.</text:p>
        </text:list-item>
        <text:list-item>
          <text:p text:style-name="P8">Aprender qué tareas realiza un sistema operativo.</text:p>
        </text:list-item>
      </text:list>
      <text:list xml:id="list63850438968309" text:continue-list="list63850131072525" text:style-name="WWNum3">
        <text:list-item>
          <text:p text:style-name="P17"><text:bookmark text:name="_u76wnfr4jev9"/>Contenidos</text:p>
        </text:list-item>
      </text:list>
      <text:list xml:id="list1753097108" text:style-name="WWNum4">
        <text:list-item>
          <text:p text:style-name="P9">Clasificación de los sistemas operativos.</text:p>
        </text:list-item>
        <text:list-item>
          <text:p text:style-name="P9">Funciones de los sistemas operativos.</text:p>
        </text:list-item>
        <text:list-item>
          <text:p text:style-name="P9">Gestión de procesos.</text:p>
        </text:list-item>
        <text:list-item>
          <text:p text:style-name="P9">Gestión de memoria.</text:p>
        </text:list-item>
        <text:list-item>
          <text:p text:style-name="P9">Gestión de entrada/salida.</text:p>
        </text:list-item>
        <text:list-item>
          <text:p text:style-name="P9">Gestión del sistema de archivos.</text:p>
        </text:list-item>
      </text:list>
      <text:list xml:id="list63849559033960" text:continue-list="list63850438968309" text:style-name="WWNum3">
        <text:list-item>
          <text:p text:style-name="P18"><text:bookmark text:name="_a1okclatiswm"/>Actividades</text:p>
        </text:list-item>
      </text:list>
      <text:p text:style-name="P6">Es muy importante leer los apuntes y realizar los ejercicios. Estos ejercicios no forman parte de la evaluación, pero hay que tener en cuenta que es muy común que en el examen aparezcan varias preguntas de esta unidad.</text:p>
      <text:list xml:id="list63850869870783" text:continue-numbering="true" text:style-name="WWNum3">
        <text:list-item>
          <text:p text:style-name="P15"><text:bookmark text:name="_7kljffjw728v"/>Recomendaciones</text:p>
        </text:list-item>
      </text:list>
      <text:p text:style-name="P6">Es muy importante asistir a clase de TC con los conceptos principales estudi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3. Fundamentos de sistemas operativos</text:span></text:p>
      </style:header>
      <style:footer>
        <text:p text:style-name="MP4"><text:span text:style-name="MT1">CFGS DAM/DAW<text:tab/><text:tab/>Unidad 03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5" meta:word-count="167" meta:character-count="1042" meta:non-whitespace-character-count="911"/>
    <meta:generator>LibreOfficeDev/6.0.5.2$Linux_X86_64 LibreOffice_project/</meta:generator>
  </office:meta>
</office:document-meta>
</file>